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Abelardo Sison III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02/13/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3.0-S7</text:span><text:span text:style-name="T11">: </text:span><text:span text:style-name="T3">User presses refresh</text:span></text:p>
          </table:table-cell>
          <table:table-cell table:style-name="Table2.A1" office:value-type="string">
            <text:p text:style-name="P8"><text:span text:style-name="T3">X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UC2.0-S1: Successful viewing of watchlist</text:span></text:p>
          </table:table-cell>
          <table:table-cell table:style-name="Table2.A1" office:value-type="string">
            <text:p text:style-name="P8"><text:span text:style-name="T3">X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presses the home button. Must show the Shows in the watchlis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1.0-S7: Selection in Editing mode</text:span></text:p>
          </table:table-cell>
          <table:table-cell table:style-name="Table2.A1" office:value-type="string">
            <text:p text:style-name="P8"><text:span text:style-name="T3">X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only includes going into edit mode. Edit mode functions will not be implemented yet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3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4196027813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X</text:span></text:p>
          </table:table-cell>
        </table:table-row>
      </table:table>
      <text:list xml:id="list64125141841313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2" meta:word-count="198" meta:character-count="1336" meta:non-whitespace-character-count="1046"/>
    <meta:generator>LibreOfficeDev/6.0.5.2$Linux_X86_64 LibreOffice_project/</meta:generator>
  </office:meta>
</office:document-meta>
</file>